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P10" style:family="paragraph">
      <style:paragraph-properties fo:text-align="start"/>
      <style:text-properties style:font-name="Candara" fo:text-shadow="1pt 1pt" fo:font-weight="bold" style:font-weight-asian="bold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text-shadow="1pt 1pt" fo:font-weight="bold" style:font-weight-asian="bold" style:font-weight-complex="bold"/>
    </style:style>
    <style:style style:name="T7" style:family="text">
      <style:text-properties fo:color="#cfe7f5" style:font-name="Candara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AngularJs</text:span></text:p>
            <text:p><text:span text:style-name="T2">Iniciante ao Intermediári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Filtros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Lista de filtros - </text:span><text:span text:style-name="T7">https://code.angularjs.org/1.3.15/docs/api/ng#filter</text:span></text:p>
            <text:p text:style-name="P8"><text:span text:style-name="T6">Guia sobre filtros - </text:span><text:span text:style-name="T7">https://code.angularjs.org/1.3.15/docs/guide/filter</text:span></text:p>
            <text:p text:style-name="P2"><text:span text:style-name="T6"/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Directivas</text:span></text:p>
          </draw:text-box>
        </draw:frame>
        <draw:frame presentation:style-name="pr5" draw:text-style-name="P10" draw:layer="layout" svg:width="25.199cm" svg:height="13.859cm" svg:x="1.406cm" svg:y="5.277cm" presentation:class="outline" presentation:user-transformed="true">
          <draw:text-box>
            <text:p text:style-name="P8"><text:span text:style-name="T6">Guia de directivas</text:span><text:span text:style-name="T6"><text:line-break/></text:span><text:span text:style-name="T7">https://code.angularjs.org/1.3.15/docs/guide/directive</text:span><text:span text:style-name="T6"><text:line-break/></text:span><text:span text:style-name="T6"/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12cm" svg:y="2.2cm" presentation:class="title" presentation:user-transformed="true">
          <draw:text-box>
            <text:p><text:span text:style-name="T5">Próximo passo</text:span></text:p>
          </draw:text-box>
        </draw:frame>
        <draw:frame presentation:style-name="pr5" draw:text-style-name="P9" draw:layer="layout" svg:width="25.199cm" svg:height="13.859cm" svg:x="1.412cm" svg:y="5.277cm" presentation:class="outline" presentation:user-transformed="true">
          <draw:text-box>
            <text:p text:style-name="P8"><text:span text:style-name="T6">Vamos aprender a como trabalhar</text:span></text:p>
            <text:p text:style-name="P8"><text:span text:style-name="T6">com Formulários e CSS.</text:span></text:p>
          </draw:text-box>
        </draw:frame>
        <draw:frame presentation:style-name="pr2" draw:text-style-name="P3" draw:layer="layout" svg:width="17.6cm" svg:height="1.4cm" svg:x="0.812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8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47M51S</meta:editing-duration>
    <meta:editing-cycles>6</meta:editing-cycles>
    <dc:date>2015-08-21T09:25:34.890752856</dc:date>
    <meta:generator>LibreOffice/4.4.2.2$Linux_X86_64 LibreOffice_project/40m0$Build-2</meta:generator>
    <meta:document-statistic meta:object-count="44"/>
  </office:meta>
</office:document-meta>
</file>